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342386B0BBB44A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20.828cm" svg:height="15.621cm" svg:x="2.64cm" svg:y="0.127cm">
          <draw:image xlink:href="Pictures/1000000000000230000001A4342386B0BBB44A82.png" xlink:type="simple" xlink:show="embed" xlink:actuate="onLoad" loext:mime-type="image/png">
            <text:p/>
          </draw:image>
          <svg:desc>Cluster Using Gaussian Mixture Model - MATLAB &amp; Simulink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08:36:11.461625709</meta:creation-date>
    <dc:date>2021-07-22T08:36:45.526203123</dc:date>
    <meta:editing-duration>PT34S</meta:editing-duration>
    <meta:editing-cycles>1</meta:editing-cycles>
    <meta:document-statistic meta:object-count="24"/>
    <meta:generator>LibreOffice/6.4.7.2$Linux_X86_64 LibreOffice_project/40$Build-2</meta:generator>
  </office:meta>
</office:document-meta>
</file>